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5611in" fo:margin-left="-0.0208in" fo:margin-top="0in" fo:margin-bottom="0in" table:align="left" style:writing-mode="page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263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5611in" fo:margin-left="-0.0208in" fo:margin-top="0in" fo:margin-bottom="0in" table:align="left" style:writing-mode="page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263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5611in" fo:margin-left="-0.0208in" fo:margin-top="0in" fo:margin-bottom="0in" table:align="left" style:writing-mode="page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263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4.5611in" fo:margin-left="-0.0208in" fo:margin-top="0in" fo:margin-bottom="0in" table:align="left" style:writing-mode="page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2639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5611in" fo:margin-left="-0.0208in" fo:margin-top="0in" fo:margin-bottom="0in" table:align="left" style:writing-mode="page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2639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5611in" fo:margin-left="-0.0208in" fo:margin-top="0in" fo:margin-bottom="0in" table:align="left" style:writing-mode="page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2639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5611in" fo:margin-left="-0.0208in" fo:margin-top="0in" fo:margin-bottom="0in" table:align="left" style:writing-mode="page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2639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  <style:text-properties officeooo:paragraph-rsid="00176d92"/>
    </style:style>
    <style:style style:name="P3" style:family="paragraph" style:parent-style-name="Heading_20_1">
      <style:paragraph-properties fo:break-before="page"/>
      <style:text-properties officeooo:paragraph-rsid="0024b418"/>
    </style:style>
    <style:style style:name="P4" style:family="paragraph" style:parent-style-name="Heading_20_1" style:list-style-name="">
      <style:text-properties officeooo:paragraph-rsid="00176d92"/>
    </style:style>
    <style:style style:name="P5" style:family="paragraph" style:parent-style-name="Heading_20_1" style:list-style-name="">
      <style:text-properties officeooo:paragraph-rsid="0024b418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176d92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16ebde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paragraph-rsid="001e13f9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officeooo:paragraph-rsid="0020ef1e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officeooo:paragraph-rsid="0024b418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176d92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paragraph-rsid="0016ebde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24b418"/>
    </style:style>
    <style:style style:name="P14" style:family="paragraph" style:parent-style-name="Standard">
      <style:text-properties officeooo:paragraph-rsid="00176d92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77af7" officeooo:paragraph-rsid="001963df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77af7" officeooo:paragraph-rsid="00199a40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177af7" officeooo:paragraph-rsid="001a99b6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1963df" officeooo:paragraph-rsid="001963df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1963df" officeooo:paragraph-rsid="00199a40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963df" officeooo:paragraph-rsid="001a99b6"/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officeooo:rsid="001963df" officeooo:paragraph-rsid="001963df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63df" officeooo:paragraph-rsid="001963df" style:font-weight-asian="bold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63df" officeooo:paragraph-rsid="001a99b6" style:font-weight-asian="bold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9a40" officeooo:paragraph-rsid="00199a40" style:font-weight-asian="bold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99b6" officeooo:paragraph-rsid="001a99b6" style:font-weight-asian="bold" style:font-weight-complex="bold"/>
    </style:style>
    <style:style style:name="P26" style:family="paragraph" style:parent-style-name="Standard">
      <style:text-properties fo:font-weight="bold" officeooo:rsid="0016e0bf" officeooo:paragraph-rsid="0016ebde" style:font-weight-asian="bold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feb78" officeooo:paragraph-rsid="001feb78" style:font-weight-asian="bold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6f94" officeooo:paragraph-rsid="00216f94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1d3d9" officeooo:paragraph-rsid="0021d3d9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38aed" officeooo:paragraph-rsid="00238aed" style:font-weight-asian="bold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199a40" officeooo:paragraph-rsid="00199a40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199a40" officeooo:paragraph-rsid="001a99b6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199a40" officeooo:paragraph-rsid="001caaee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officeooo:rsid="00199a40" officeooo:paragraph-rsid="00199a40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1a99b6" officeooo:paragraph-rsid="001a99b6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officeooo:rsid="001a99b6" officeooo:paragraph-rsid="001a99b6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9a40" officeooo:paragraph-rsid="00199a40" style:font-weight-asian="normal" style:font-weight-complex="normal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99a40" officeooo:paragraph-rsid="001caaee" style:font-weight-asian="normal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a99b6" officeooo:paragraph-rsid="001a99b6" style:font-weight-asian="normal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77af7" officeooo:paragraph-rsid="001a99b6" style:font-weight-asian="normal" style:font-weight-complex="normal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6ebde" style:font-weight-asian="normal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42f9d" style:font-weight-asian="normal" style:font-weight-complex="normal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252de" style:font-weight-asian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ea483" style:font-weight-asian="normal" style:font-weight-complex="normal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3ac805" style:font-weight-asian="normal" style:font-weight-complex="normal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feb78" style:font-weight-asian="normal" style:font-weight-complex="normal"/>
    </style:style>
    <style:style style:name="P47" style:family="paragraph" style:parent-style-name="Standard">
      <style:text-properties fo:font-weight="normal" officeooo:rsid="0016e0bf" officeooo:paragraph-rsid="0016ebde" style:font-weight-asian="normal" style:font-weight-complex="normal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e0bf" officeooo:paragraph-rsid="0016ebde" style:font-weight-asian="normal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16ebde" style:font-weight-asian="normal" style:font-weight-complex="norm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252de" style:font-weight-asian="normal" style:font-weight-complex="normal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ea483" style:font-weight-asian="normal" style:font-weight-complex="normal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42f9d" style:font-weight-asian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13f9" officeooo:paragraph-rsid="002252de" style:font-weight-asian="normal" style:font-weight-complex="normal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13f9" officeooo:paragraph-rsid="002b82a1" style:font-weight-asian="normal" style:font-weight-complex="normal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f6cb1" officeooo:paragraph-rsid="002ea483" style:font-weight-asian="normal" style:font-weight-complex="normal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officeooo:rsid="001c292d" officeooo:paragraph-rsid="001c292d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01c292d" officeooo:paragraph-rsid="001c292d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officeooo:rsid="001caaee" officeooo:paragraph-rsid="001caaee"/>
    </style:style>
    <style:style style:name="P59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6ebde"/>
    </style:style>
    <style:style style:name="P60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e13f9"/>
    </style:style>
    <style:style style:name="P61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c885a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officeooo:rsid="00159005" officeooo:paragraph-rsid="0016ebde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0159005" officeooo:paragraph-rsid="0016ebde"/>
    </style:style>
    <style:style style:name="P64" style:family="paragraph" style:parent-style-name="Standard">
      <style:paragraph-properties fo:text-align="end" style:justify-single-word="false">
        <style:tab-stops/>
      </style:paragraph-properties>
      <style:text-properties officeooo:rsid="0016ebde" officeooo:paragraph-rsid="0016ebde"/>
    </style:style>
    <style:style style:name="P65" style:family="paragraph" style:parent-style-name="Standard">
      <style:paragraph-properties fo:text-align="end" style:justify-single-word="false">
        <style:tab-stops/>
      </style:paragraph-properties>
      <style:text-properties officeooo:rsid="001b3025" officeooo:paragraph-rsid="001e13f9"/>
    </style:style>
    <style:style style:name="P66" style:family="paragraph" style:parent-style-name="Standard">
      <style:paragraph-properties fo:text-align="end" style:justify-single-word="false">
        <style:tab-stops/>
      </style:paragraph-properties>
      <style:text-properties officeooo:rsid="002252de" officeooo:paragraph-rsid="002252de"/>
    </style:style>
    <style:style style:name="P67" style:family="paragraph" style:parent-style-name="Standard">
      <style:paragraph-properties fo:text-align="end" style:justify-single-word="false">
        <style:tab-stops/>
      </style:paragraph-properties>
      <style:text-properties officeooo:rsid="002ea483" officeooo:paragraph-rsid="002ea483"/>
    </style:style>
    <style:style style:name="P68" style:family="paragraph" style:parent-style-name="Standard">
      <style:paragraph-properties fo:text-align="end" style:justify-single-word="false">
        <style:tab-stops/>
      </style:paragraph-properties>
      <style:text-properties officeooo:rsid="003ac805" officeooo:paragraph-rsid="003ac805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officeooo:rsid="00348fd8" officeooo:paragraph-rsid="00348fd8"/>
    </style:style>
    <style:style style:name="P70" style:family="paragraph" style:parent-style-name="Standard">
      <style:paragraph-properties fo:text-align="end" style:justify-single-word="false">
        <style:tab-stops/>
      </style:paragraph-properties>
      <style:text-properties officeooo:rsid="001feb78" officeooo:paragraph-rsid="001feb78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020ef1e" officeooo:paragraph-rsid="0020ef1e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020ef1e" officeooo:paragraph-rsid="00216f94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0216f94" officeooo:paragraph-rsid="00216f94"/>
    </style:style>
    <style:style style:name="P74" style:family="paragraph" style:parent-style-name="Standard">
      <style:paragraph-properties fo:text-align="end" style:justify-single-word="false">
        <style:tab-stops/>
      </style:paragraph-properties>
      <style:text-properties officeooo:rsid="00216f94" officeooo:paragraph-rsid="00216f94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021d3d9" officeooo:paragraph-rsid="0021d3d9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officeooo:rsid="0021d3d9" officeooo:paragraph-rsid="0022d40b"/>
    </style:style>
    <style:style style:name="P77" style:family="paragraph" style:parent-style-name="Standard">
      <style:paragraph-properties fo:text-align="end" style:justify-single-word="false">
        <style:tab-stops/>
      </style:paragraph-properties>
      <style:text-properties officeooo:rsid="0021d3d9" officeooo:paragraph-rsid="0021d3d9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022d40b" officeooo:paragraph-rsid="0022d40b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officeooo:rsid="00238aed" officeooo:paragraph-rsid="00238aed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rsid="0024b418" officeooo:paragraph-rsid="0024b418"/>
    </style:style>
    <style:style style:name="P81" style:family="paragraph" style:parent-style-name="Text_20_body">
      <style:text-properties officeooo:paragraph-rsid="00176d92"/>
    </style:style>
    <style:style style:name="P82" style:family="paragraph" style:parent-style-name="Text_20_body">
      <style:text-properties officeooo:paragraph-rsid="0024b4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99b6" style:font-weight-asian="bold" style:font-weight-complex="bold"/>
    </style:style>
    <style:style style:name="T3" style:family="text">
      <style:text-properties fo:font-weight="bold" officeooo:rsid="00199a40" style:font-weight-asian="bold" style:font-weight-complex="bold"/>
    </style:style>
    <style:style style:name="T4" style:family="text">
      <style:text-properties fo:font-weight="bold" officeooo:rsid="001963df" style:font-weight-asian="bold" style:font-weight-complex="bold"/>
    </style:style>
    <style:style style:name="T5" style:family="text">
      <style:text-properties fo:font-weight="bold" officeooo:rsid="001caaee" style:font-weight-asian="bold" style:font-weight-complex="bold"/>
    </style:style>
    <style:style style:name="T6" style:family="text">
      <style:text-properties fo:font-weight="bold" officeooo:rsid="00216f94" style:font-weight-asian="bold" style:font-weight-complex="bold"/>
    </style:style>
    <style:style style:name="T7" style:family="text">
      <style:text-properties officeooo:rsid="001963df"/>
    </style:style>
    <style:style style:name="T8" style:family="text">
      <style:text-properties officeooo:rsid="00199a40"/>
    </style:style>
    <style:style style:name="T9" style:family="text">
      <style:text-properties officeooo:rsid="0012fa41"/>
    </style:style>
    <style:style style:name="T10" style:family="text">
      <style:text-properties officeooo:rsid="001a99b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99b6" style:font-weight-asian="normal" style:font-weight-complex="normal"/>
    </style:style>
    <style:style style:name="T13" style:family="text">
      <style:text-properties fo:font-weight="normal" officeooo:rsid="001963df" style:font-weight-asian="normal" style:font-weight-complex="normal"/>
    </style:style>
    <style:style style:name="T14" style:family="text">
      <style:text-properties officeooo:rsid="001c292d"/>
    </style:style>
    <style:style style:name="T15" style:family="text">
      <style:text-properties officeooo:rsid="001caaee"/>
    </style:style>
    <style:style style:name="T16" style:family="text">
      <style:text-properties officeooo:rsid="0016e0bf"/>
    </style:style>
    <style:style style:name="T17" style:family="text">
      <style:text-properties officeooo:rsid="00159005"/>
    </style:style>
    <style:style style:name="T18" style:family="text">
      <style:text-properties officeooo:rsid="003f9b82"/>
    </style:style>
    <style:style style:name="T19" style:family="text">
      <style:text-properties officeooo:rsid="00133441"/>
    </style:style>
    <style:style style:name="T20" style:family="text">
      <style:text-properties officeooo:rsid="002252de"/>
    </style:style>
    <style:style style:name="T21" style:family="text">
      <style:text-properties officeooo:rsid="001f6cb1"/>
    </style:style>
    <style:style style:name="T22" style:family="text">
      <style:text-properties officeooo:rsid="00242f9d"/>
    </style:style>
    <style:style style:name="T23" style:family="text">
      <style:text-properties officeooo:rsid="001e13f9"/>
    </style:style>
    <style:style style:name="T24" style:family="text">
      <style:text-properties officeooo:rsid="002faaae"/>
    </style:style>
    <style:style style:name="T25" style:family="text">
      <style:text-properties officeooo:rsid="003ac805"/>
    </style:style>
    <style:style style:name="T26" style:family="text">
      <style:text-properties officeooo:rsid="001feb78"/>
    </style:style>
    <style:style style:name="T27" style:family="text">
      <style:text-properties officeooo:rsid="0020ef1e"/>
    </style:style>
    <style:style style:name="T28" style:family="text">
      <style:text-properties officeooo:rsid="00216f94"/>
    </style:style>
    <style:style style:name="T29" style:family="text">
      <style:text-properties officeooo:rsid="002235b2"/>
    </style:style>
    <style:style style:name="T30" style:family="text">
      <style:text-properties officeooo:rsid="0022d40b"/>
    </style:style>
    <style:style style:name="T31" style:family="text">
      <style:text-properties officeooo:rsid="0024b41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antum Physic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4412_966181473" text:style-name="Index_20_Link" text:visited-style-name="Index_20_Link">Waves vs Particles<text:tab/>2</text:a></text:p>
          <text:p text:style-name="P1"><text:a xlink:type="simple" xlink:href="#__RefHeading___Toc14402_966181473" text:style-name="Index_20_Link" text:visited-style-name="Index_20_Link">Quantum Physics<text:tab/>3</text:a></text:p>
          <text:p text:style-name="P1"><text:a xlink:type="simple" xlink:href="#__RefHeading___Toc14404_966181473" text:style-name="Index_20_Link" text:visited-style-name="Index_20_Link">Schroedinger Equation<text:tab/>4</text:a></text:p>
          <text:p text:style-name="P1"><text:a xlink:type="simple" xlink:href="#__RefHeading___Toc14406_966181473" text:style-name="Index_20_Link" text:visited-style-name="Index_20_Link">Uncertainty Principle<text:tab/>7</text:a></text:p>
          <text:p text:style-name="P1"><text:a xlink:type="simple" xlink:href="#__RefHeading___Toc14408_966181473" text:style-name="Index_20_Link" text:visited-style-name="Index_20_Link">Complex Conjugates<text:tab/>9</text:a></text:p>
          <text:p text:style-name="P1"><text:a xlink:type="simple" xlink:href="#__RefHeading___Toc14410_966181473" text:style-name="Index_20_Link" text:visited-style-name="Index_20_Link">Continuity Equation<text:tab/>11</text:a></text:p>
          <text:p text:style-name="P1"><text:a xlink:type="simple" xlink:href="#__RefHeading___Toc14414_966181473" text:style-name="Index_20_Link" text:visited-style-name="Index_20_Link">Probability Waves<text:tab/>12</text:a></text:p>
          <text:p text:style-name="P1"><text:a xlink:type="simple" xlink:href="#__RefHeading___Toc14416_966181473" text:style-name="Index_20_Link" text:visited-style-name="Index_20_Link">Quantization Rules<text:tab/>13</text:a></text:p>
          <text:p text:style-name="P1"><text:a xlink:type="simple" xlink:href="#__RefHeading___Toc14418_966181473" text:style-name="Index_20_Link" text:visited-style-name="Index_20_Link">Heisenberg's Uncertainty Principle<text:tab/>14</text:a></text:p>
        </text:index-body>
      </text:table-of-content>
      <text:p text:style-name="Text_20_body"/>
      <text:p text:style-name="Standard"/>
      <text:h text:style-name="P3" text:outline-level="1"><text:bookmark-start text:name="__RefHeading___Toc14412_966181473"/>Waves vs Particles<text:bookmark-end text:name="__RefHeading___Toc14412_966181473"/></text:h>
      <text:p text:style-name="P8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1</text:p>
          </table:table-cell>
          <table:table-cell table:style-name="Table6.B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2</text:p>
          </table:table-cell>
          <table:table-cell table:style-name="Table6.B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3</text:p>
          </table:table-cell>
          <table:table-cell table:style-name="Table6.B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4</text:p>
          </table:table-cell>
          <table:table-cell table:style-name="Table6.B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5</text:p>
          </table:table-cell>
          <table:table-cell table:style-name="Table6.B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6</text:p>
          </table:table-cell>
          <table:table-cell table:style-name="Table6.B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7</text:p>
          </table:table-cell>
          <table:table-cell table:style-name="Table6.B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8</text:p>
          </table:table-cell>
          <table:table-cell table:style-name="Table6.B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0">9</text:p>
          </table:table-cell>
          <table:table-cell table:style-name="Table6.B1" office:value-type="string">
            <text:p text:style-name="P13"/>
          </table:table-cell>
        </table:table-row>
      </table:table>
      <text:h text:style-name="P5" text:outline-level="1"/>
      <text:h text:style-name="P3" text:outline-level="1"><text:bookmark-start text:name="__RefHeading___Toc14402_966181473"/>Quantum Physics<text:bookmark-end text:name="__RefHeading___Toc14402_966181473"/></text:h>
      <text:p text:style-name="P8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1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6">3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6">4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6">5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6">6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6">7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6">8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6">9</text:p>
          </table:table-cell>
          <table:table-cell table:style-name="Table1.B1" office:value-type="string">
            <text:p text:style-name="P11"/>
          </table:table-cell>
        </table:table-row>
      </table:table>
      <text:h text:style-name="P4" text:outline-level="1"/>
      <text:h text:style-name="P2" text:outline-level="1"><text:bookmark-start text:name="__RefHeading___Toc14404_966181473"/>Schroedinger Equation<text:bookmark-end text:name="__RefHeading___Toc14404_966181473"/></text:h>
      <text:p text:style-name="P8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22">Waves - Wave Equation</text:p>
          </table:table-cell>
        </table:table-row>
        <table:table-row table:style-name="Table2.1">
          <table:table-cell table:style-name="Table2.A1" office:value-type="string">
            <text:p text:style-name="P21">29</text:p>
          </table:table-cell>
          <table:table-cell table:style-name="Table2.B1" office:value-type="string">
            <text:p text:style-name="P15">[d/dt]^2 <text:span text:style-name="T10">y </text:span>= <text:span text:style-name="T1">v^2</text:span> [d/dx]^2<text:span text:style-name="T10"> y</text:span>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22">Schroedinger's Equation</text:p>
          </table:table-cell>
        </table:table-row>
        <table:table-row table:style-name="Table2.1">
          <table:table-cell table:style-name="Table2.A1" office:value-type="string">
            <text:p text:style-name="P6">1</text:p>
          </table:table-cell>
          <table:table-cell table:style-name="Table2.B1" office:value-type="string">
            <text:p text:style-name="P15">[d/dt]^2 <text:span text:style-name="T7">w </text:span>= <text:span text:style-name="T7">a </text:span>[d/dx]^2<text:span text:style-name="T7"> w</text:span>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24">Recall ... the displacement function from Waves</text:p>
          </table:table-cell>
        </table:table-row>
        <table:table-row table:style-name="Table2.1">
          <table:table-cell table:style-name="Table2.A1" office:value-type="string">
            <text:p text:style-name="P34">2</text:p>
          </table:table-cell>
          <table:table-cell table:style-name="Table2.B1" office:value-type="string">
            <text:p text:style-name="P31">y (x, t) = sin (k x - w t)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6">3</text:p>
          </table:table-cell>
          <table:table-cell table:style-name="Table2.B1" office:value-type="string">
            <text:p text:style-name="P35">h-bar = h / 2 PI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36">4</text:p>
          </table:table-cell>
          <table:table-cell table:style-name="Table2.B1" office:value-type="string">
            <text:p text:style-name="P32"><text:span text:style-name="T9">λ</text:span><text:span text:style-name="T10"> = h / p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6">5</text:p>
          </table:table-cell>
          <table:table-cell table:style-name="Table2.B1" office:value-type="string">
            <text:p text:style-name="P31">k = 2 PI / <text:span text:style-name="T9">λ</text:span></text:p>
          </table:table-cell>
        </table:table-row>
        <table:table-row table:style-name="Table2.1">
          <table:table-cell table:style-name="Table2.A1" office:value-type="string">
            <text:p text:style-name="P36">6</text:p>
          </table:table-cell>
          <table:table-cell table:style-name="Table2.B1" office:value-type="string">
            <text:p text:style-name="P32">k = 2 PI / <text:span text:style-name="T2">(h / p)</text:span></text:p>
          </table:table-cell>
        </table:table-row>
        <table:table-row table:style-name="Table2.1">
          <table:table-cell table:style-name="Table2.A1" office:value-type="string">
            <text:p text:style-name="P36">7</text:p>
          </table:table-cell>
          <table:table-cell table:style-name="Table2.B1" office:value-type="string">
            <text:p text:style-name="P35"><text:s/>= <text:span text:style-name="T8"><text:s/></text:span><text:span text:style-name="T1">p (</text:span><text:span text:style-name="T8">2 PI</text:span><text:span text:style-name="T1"> </text:span><text:span text:style-name="T3">/</text:span><text:span text:style-name="T1"> h)</text:span></text:p>
          </table:table-cell>
        </table:table-row>
        <table:table-row table:style-name="Table2.1">
          <table:table-cell table:style-name="Table2.A1" office:value-type="string">
            <text:p text:style-name="P36">8</text:p>
          </table:table-cell>
          <table:table-cell table:style-name="Table2.B1" office:value-type="string">
            <text:p text:style-name="P31"><text:s/>= p / <text:span text:style-name="T1">h-bar</text:span>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6">9</text:p>
          </table:table-cell>
          <table:table-cell table:style-name="Table2.B1" office:value-type="string">
            <text:p text:style-name="P35">f = E / h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6">8</text:p>
          </table:table-cell>
          <table:table-cell table:style-name="Table2.B1" office:value-type="string">
            <text:p text:style-name="P31">w = 2 PI f</text:p>
          </table:table-cell>
        </table:table-row>
        <table:table-row table:style-name="Table2.1">
          <table:table-cell table:style-name="Table2.A1" office:value-type="string">
            <text:p text:style-name="P36">9</text:p>
          </table:table-cell>
          <table:table-cell table:style-name="Table2.B1" office:value-type="string">
            <text:p text:style-name="P32"><text:s/>= 2 PI <text:span text:style-name="T2">(E / h)</text:span></text:p>
          </table:table-cell>
        </table:table-row>
        <table:table-row table:style-name="Table2.1">
          <table:table-cell table:style-name="Table2.A1" office:value-type="string">
            <text:p text:style-name="P36">10</text:p>
          </table:table-cell>
          <table:table-cell table:style-name="Table2.B1" office:value-type="string">
            <text:p text:style-name="P32"><text:s/>= <text:span text:style-name="T2">E</text:span> <text:span text:style-name="T2">(</text:span><text:span text:style-name="T11">2 PI</text:span><text:span text:style-name="T2"> / h)</text:span></text:p>
          </table:table-cell>
        </table:table-row>
        <table:table-row table:style-name="Table2.1">
          <table:table-cell table:style-name="Table2.A1" office:value-type="string">
            <text:p text:style-name="P36">11</text:p>
          </table:table-cell>
          <table:table-cell table:style-name="Table2.B1" office:value-type="string">
            <text:p text:style-name="P31"><text:s/>= E / h-bar</text:p>
          </table:table-cell>
        </table:table-row>
        <table:table-row table:style-name="Table2.1"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6">12</text:p>
          </table:table-cell>
          <table:table-cell table:style-name="Table2.B1" office:value-type="string">
            <text:p text:style-name="P31">y (x, t) = sin ( (<text:span text:style-name="T1">p</text:span> x - <text:span text:style-name="T1">E</text:span> t) / <text:span text:style-name="T1">h-bar</text:span>)</text:p>
          </table:table-cell>
        </table:table-row>
        <table:table-row table:style-name="Table2.1"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24">Recall .. the derivatives of the displacement function</text:p>
          </table:table-cell>
        </table:table-row>
        <table:table-row table:style-name="Table2.1">
          <table:table-cell table:style-name="Table2.A1" office:value-type="string">
            <text:p text:style-name="P36">13</text:p>
          </table:table-cell>
          <table:table-cell table:style-name="Table2.B1" office:value-type="string">
            <text:p text:style-name="P33">[d/dx] y (x, t) = <text:span text:style-name="T1">(p / h</text:span><text:span text:style-name="T5">-bar</text:span><text:span text:style-name="T1">)</text:span> cos ( (p x - E t) / h-bar)</text:p>
          </table:table-cell>
        </table:table-row>
        <table:table-row table:style-name="Table2.1">
          <table:table-cell table:style-name="Table2.A1" office:value-type="string">
            <text:p text:style-name="P36">14</text:p>
          </table:table-cell>
          <table:table-cell table:style-name="Table2.B1" office:value-type="string">
            <text:p text:style-name="P33">[d/dx]^2 y (x, t) = <text:span text:style-name="T1">(p / h</text:span><text:span text:style-name="T5">-bar</text:span><text:span text:style-name="T1">)^2</text:span> sin ( (p x - E t) / h-bar)</text:p>
          </table:table-cell>
        </table:table-row>
        <table:table-row table:style-name="Table2.1"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34">1<text:span text:style-name="T14">5</text:span></text:p>
          </table:table-cell>
          <table:table-cell table:style-name="Table2.B1" office:value-type="string">
            <text:p text:style-name="P33">[d/dt] y (x, t) = <text:span text:style-name="T1">(E / h</text:span><text:span text:style-name="T5">-bar</text:span><text:span text:style-name="T1">)</text:span> cos ( (p x - E t) / h-bar)</text:p>
          </table:table-cell>
        </table:table-row>
        <table:table-row table:style-name="Table2.1">
          <table:table-cell table:style-name="Table2.A1" office:value-type="string">
            <text:p text:style-name="P34">1<text:span text:style-name="T14">6</text:span></text:p>
          </table:table-cell>
          <table:table-cell table:style-name="Table2.B1" office:value-type="string">
            <text:p text:style-name="P33">[d/dt]^2 y (x, t) = <text:span text:style-name="T1">(E / h</text:span><text:span text:style-name="T5">-bar</text:span><text:span text:style-name="T1">)^2</text:span> sin ( (p x - E t) / h-bar)</text:p>
          </table:table-cell>
        </table:table-row>
        <table:table-row table:style-name="Table2.1"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22">Attempt to solve energy w Sine and Cosine functions</text:p>
          </table:table-cell>
        </table:table-row>
        <table:table-row table:style-name="Table2.1">
          <table:table-cell table:style-name="Table2.A1" office:value-type="string">
            <text:p text:style-name="P6"><text:span text:style-name="T8">1</text:span><text:span text:style-name="T14">7</text:span></text:p>
          </table:table-cell>
          <table:table-cell table:style-name="Table2.B1" office:value-type="string">
            <text:p text:style-name="P19">w (x, t) <text:span text:style-name="T8">= </text:span>sin ( (p<text:span text:style-name="T8"> </text:span>x - E<text:span text:style-name="T8"> </text:span>t) / h-bar)</text:p>
          </table:table-cell>
        </table:table-row>
        <text:soft-page-break/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34">1<text:span text:style-name="T14">8</text:span></text:p>
          </table:table-cell>
          <table:table-cell table:style-name="Table2.B1" office:value-type="string">
            <text:p text:style-name="P16">[d/dt]^2 <text:span text:style-name="T7">w </text:span>= <text:span text:style-name="T7">a </text:span>[d/dx]^2<text:span text:style-name="T7"> w</text:span>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4">1<text:span text:style-name="T14">9</text:span></text:p>
          </table:table-cell>
          <table:table-cell table:style-name="Table2.B1" office:value-type="string">
            <text:p text:style-name="P24">(E / h<text:span text:style-name="T15">-bar</text:span>) sin ( (p x - E t) / h-bar)</text:p>
            <text:p text:style-name="P33"><text:s/>= a <text:span text:style-name="T1">(p / h</text:span><text:span text:style-name="T5">-bar</text:span><text:span text:style-name="T1">)^2 sin ( (p x - E t) / h-bar)</text:span></text:p>
          </table:table-cell>
        </table:table-row>
        <table:table-row table:style-name="Table2.1"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56">20</text:p>
          </table:table-cell>
          <table:table-cell table:style-name="Table2.B1" office:value-type="string">
            <text:p text:style-name="P37">(E / h) = a (p / h)^2 </text:p>
          </table:table-cell>
        </table:table-row>
        <table:table-row table:style-name="Table2.1">
          <table:table-cell table:style-name="Table2.A1" office:value-type="string">
            <text:p text:style-name="P58">21</text:p>
          </table:table-cell>
          <table:table-cell table:style-name="Table2.B1" office:value-type="string">
            <text:p text:style-name="P38">E = a (p<text:span text:style-name="T15">^2</text:span> / h<text:span text:style-name="T15">)</text:span><text:span text:style-name="T5"> .. not correct .. 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7"/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5">Recall .. Sine to Exponential Conversion</text:p>
          </table:table-cell>
        </table:table-row>
        <table:table-row table:style-name="Table2.1">
          <table:table-cell table:style-name="Table2.A1" office:value-type="string">
            <text:p text:style-name="P56">2<text:span text:style-name="T15">2</text:span></text:p>
          </table:table-cell>
          <table:table-cell table:style-name="Table2.B1" office:value-type="string">
            <text:p text:style-name="P39">exp (+/- i x) = cos (x) +/- i sin (x)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7"/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5">Substitute the Exponential and Derive the Derivatives </text:p>
          </table:table-cell>
        </table:table-row>
        <table:table-row table:style-name="Table2.1">
          <table:table-cell table:style-name="Table2.A1" office:value-type="string">
            <text:p text:style-name="P56">2<text:span text:style-name="T15">3</text:span></text:p>
          </table:table-cell>
          <table:table-cell table:style-name="Table2.B1" office:value-type="string">
            <text:p text:style-name="P39">[d/dx] w (x, t) = <text:span text:style-name="T1">(i p / h-bar)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56">2<text:span text:style-name="T15">4</text:span></text:p>
          </table:table-cell>
          <table:table-cell table:style-name="Table2.B1" office:value-type="string">
            <text:p text:style-name="P39">[d/dx]^2 w (x, t) = <text:span text:style-name="T1">(i p / h-bar)^2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36">2<text:span text:style-name="T15">5</text:span></text:p>
          </table:table-cell>
          <table:table-cell table:style-name="Table2.B1" office:value-type="string">
            <text:p text:style-name="P39"><text:s/>= - <text:span text:style-name="T1">(p / h-bar)^2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9"/>
          </table:table-cell>
        </table:table-row>
        <table:table-row table:style-name="Table2.1">
          <table:table-cell table:style-name="Table2.A1" office:value-type="string">
            <text:p text:style-name="P36">2<text:span text:style-name="T15">6</text:span></text:p>
          </table:table-cell>
          <table:table-cell table:style-name="Table2.B1" office:value-type="string">
            <text:p text:style-name="P39">[d/dt] w (x, t) = <text:span text:style-name="T1">(-i E / h-bar)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36">2<text:span text:style-name="T15">7</text:span></text:p>
          </table:table-cell>
          <table:table-cell table:style-name="Table2.B1" office:value-type="string">
            <text:p text:style-name="P39">[d/dt]^2 w (x, t) = <text:span text:style-name="T1">(E / h-bar)</text:span> exp ( i (p x - E t) / h-bar)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7"/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3">Attempt to solve energy w Sine and Cosine functions</text:p>
          </table:table-cell>
        </table:table-row>
        <table:table-row table:style-name="Table2.1">
          <table:table-cell table:style-name="Table2.A1" office:value-type="string">
            <text:p text:style-name="P36">2<text:span text:style-name="T15">8</text:span></text:p>
          </table:table-cell>
          <table:table-cell table:style-name="Table2.B1" office:value-type="string">
            <text:p text:style-name="P20">w (x, t) <text:span text:style-name="T8">= </text:span><text:span text:style-name="T10">exp</text:span> ( <text:span text:style-name="T29">i </text:span>(p<text:span text:style-name="T8"> </text:span>x - E<text:span text:style-name="T8"> </text:span>t) / h-bar)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36">2<text:span text:style-name="T15">9</text:span></text:p>
          </table:table-cell>
          <table:table-cell table:style-name="Table2.B1" office:value-type="string">
            <text:p text:style-name="P17">[d/dt]^2 <text:span text:style-name="T7">w </text:span>= <text:span text:style-name="T7">a </text:span>[d/dx]^2<text:span text:style-name="T7"> w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36"/>
            <text:p text:style-name="P58">30</text:p>
          </table:table-cell>
          <table:table-cell table:style-name="Table2.B1" office:value-type="string">
            <text:p text:style-name="Standard">[d/dt] <text:span text:style-name="T2">(-i E / h-bar)</text:span><text:span text:style-name="T12"> exp ( i (p x - E t) / h-bar)</text:span></text:p>
            <text:p text:style-name="P17"><text:span text:style-name="T7"><text:s/></text:span>= <text:span text:style-name="T7">a </text:span><text:span text:style-name="T12">- </text:span><text:span text:style-name="T2">(p / h-bar)^2</text:span><text:span text:style-name="T12"> exp ( i (p x - E t) / h-bar)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56">3<text:span text:style-name="T15">1</text:span></text:p>
          </table:table-cell>
          <table:table-cell table:style-name="Table2.B1" office:value-type="string">
            <text:p text:style-name="P17">[d/dt] <text:span text:style-name="T2">(-i E / h-bar)</text:span><text:span text:style-name="T12"> </text:span>= <text:span text:style-name="T2">-</text:span><text:span text:style-name="T10"> </text:span><text:span text:style-name="T7">a</text:span><text:span text:style-name="T12"> </text:span><text:span text:style-name="T2">(p / h-bar)^2</text:span><text:span text:style-name="T12"> 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56">3<text:span text:style-name="T15">2</text:span></text:p>
          </table:table-cell>
          <table:table-cell table:style-name="Table2.B1" office:value-type="string">
            <text:p text:style-name="P17"><text:span text:style-name="T11">[d/dt] </text:span><text:span text:style-name="T2">E </text:span><text:span text:style-name="T11">= </text:span><text:span text:style-name="T13">a </text:span><text:span text:style-name="T12">i </text:span><text:span text:style-name="T2">(p^2 / h-bar)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5">Recall .. Energy momentum relationship</text:p>
          </table:table-cell>
        </table:table-row>
        <table:table-row table:style-name="Table2.1">
          <table:table-cell table:style-name="Table2.A1" office:value-type="string">
            <text:p text:style-name="P56">3<text:span text:style-name="T15">3</text:span></text:p>
          </table:table-cell>
          <table:table-cell table:style-name="Table2.B1" office:value-type="string">
            <text:p text:style-name="P35">E = p^2 / 2m 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5">Substitute Momentum for Energy</text:p>
          </table:table-cell>
        </table:table-row>
        <table:table-row table:style-name="Table2.1">
          <table:table-cell table:style-name="Table2.A1" office:value-type="string">
            <text:p text:style-name="P56">3<text:span text:style-name="T15">4</text:span></text:p>
          </table:table-cell>
          <table:table-cell table:style-name="Table2.B1" office:value-type="string">
            <text:p text:style-name="P17"><text:span text:style-name="T2">-i</text:span><text:span text:style-name="T12"> </text:span><text:span text:style-name="T11">[d/dt] </text:span><text:span text:style-name="T12">E </text:span><text:span text:style-name="T11">= </text:span><text:span text:style-name="T13">a </text:span><text:span text:style-name="T12">(</text:span><text:span text:style-name="T2">E 2m</text:span><text:span text:style-name="T12"> / h-bar)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36">3<text:span text:style-name="T15">5</text:span></text:p>
          </table:table-cell>
          <table:table-cell table:style-name="Table2.B1" office:value-type="string">
            <text:p text:style-name="P17"><text:span text:style-name="T12">-i </text:span><text:span text:style-name="T11">[d/dt] = </text:span><text:span text:style-name="T13">a </text:span><text:span text:style-name="T2">(2m / </text:span><text:span text:style-name="T12">h-bar</text:span><text:span text:style-name="T2">)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/>
          </table:table-cell>
        </table:table-row>
        <text:soft-page-break/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5">Solve for (a)</text:p>
          </table:table-cell>
        </table:table-row>
        <table:table-row table:style-name="Table2.1">
          <table:table-cell table:style-name="Table2.A1" office:value-type="string">
            <text:p text:style-name="P36">3<text:span text:style-name="T15">6</text:span></text:p>
          </table:table-cell>
          <table:table-cell table:style-name="Table2.B1" office:value-type="string">
            <text:p text:style-name="P35">a = -i h-bar / 2m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5">Recall .. the derivatates from above </text:p>
          </table:table-cell>
        </table:table-row>
        <table:table-row table:style-name="Table2.1">
          <table:table-cell table:style-name="Table2.A1" office:value-type="string">
            <text:p text:style-name="P36">3<text:span text:style-name="T15">7</text:span></text:p>
          </table:table-cell>
          <table:table-cell table:style-name="Table2.B1" office:value-type="string">
            <text:p text:style-name="P39">[d/dx]^2 w (x, t) = - (p / h-bar)^2 w (x, t)</text:p>
          </table:table-cell>
        </table:table-row>
        <table:table-row table:style-name="Table2.1">
          <table:table-cell table:style-name="Table2.A1" office:value-type="string">
            <text:p text:style-name="P36">3<text:span text:style-name="T15">8</text:span></text:p>
          </table:table-cell>
          <table:table-cell table:style-name="Table2.B1" office:value-type="string">
            <text:p text:style-name="P39">- h-bar^2 [d/dx]^2 w (x, t) = p^2 w (x, t)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36">3<text:span text:style-name="T15">9</text:span></text:p>
          </table:table-cell>
          <table:table-cell table:style-name="Table2.B1" office:value-type="string">
            <text:p text:style-name="P39">[d/dt] w (x, t) = <text:span text:style-name="T1">(-i E / h-bar)</text:span> w (x, t)</text:p>
          </table:table-cell>
        </table:table-row>
        <table:table-row table:style-name="Table2.1">
          <table:table-cell table:style-name="Table2.A1" office:value-type="string">
            <text:p text:style-name="P58">40</text:p>
          </table:table-cell>
          <table:table-cell table:style-name="Table2.B1" office:value-type="string">
            <text:p text:style-name="P39"><text:span text:style-name="T1">h-bar </text:span>[d/dt] w (x, t) = <text:span text:style-name="T1">(-i E)</text:span> w (x, t)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5">Substitute in the Derivatives and (a)</text:p>
          </table:table-cell>
        </table:table-row>
        <table:table-row table:style-name="Table2.1">
          <table:table-cell table:style-name="Table2.A1" office:value-type="string">
            <text:p text:style-name="P56">4<text:span text:style-name="T15">1</text:span></text:p>
          </table:table-cell>
          <table:table-cell table:style-name="Table2.B1" office:value-type="string">
            <text:p text:style-name="P17">[d/dt] <text:span text:style-name="T12">(-i E / h-bar)</text:span><text:span text:style-name="T10"> </text:span><text:span text:style-name="T2">w</text:span><text:span text:style-name="T10"> </text:span>= <text:span text:style-name="T7">a</text:span><text:span text:style-name="T10"> </text:span><text:span text:style-name="T12">(p / h-bar)^2</text:span><text:span text:style-name="T2"> w</text:span></text:p>
          </table:table-cell>
        </table:table-row>
        <table:table-row table:style-name="Table2.1">
          <table:table-cell table:style-name="Table2.A1" office:value-type="string">
            <text:p text:style-name="P56">4<text:span text:style-name="T15">2</text:span></text:p>
          </table:table-cell>
          <table:table-cell table:style-name="Table2.B1" office:value-type="string">
            <text:p text:style-name="P17">[d/dt] <text:span text:style-name="T12">(-i E)</text:span><text:span text:style-name="T10"> w </text:span>= <text:span text:style-name="T7">a</text:span><text:span text:style-name="T10"> </text:span><text:span text:style-name="T2">h-bar </text:span><text:span text:style-name="T12">(p / h-bar)^2 w</text:span></text:p>
          </table:table-cell>
        </table:table-row>
        <table:table-row table:style-name="Table2.1">
          <table:table-cell table:style-name="Table2.A1" office:value-type="string">
            <text:p text:style-name="P56">4<text:span text:style-name="T15">3</text:span></text:p>
          </table:table-cell>
          <table:table-cell table:style-name="Table2.B1" office:value-type="string">
            <text:p text:style-name="P17">[d/dt] <text:span text:style-name="T12">(-i E )</text:span><text:span text:style-name="T10"> w </text:span>= <text:span text:style-name="T7">a</text:span><text:span text:style-name="T10"> </text:span><text:span text:style-name="T2">(p^2 / h-bar) w</text:span></text:p>
          </table:table-cell>
        </table:table-row>
        <table:table-row table:style-name="Table2.1">
          <table:table-cell table:style-name="Table2.A1" office:value-type="string">
            <text:p text:style-name="P56">4<text:span text:style-name="T15">4</text:span></text:p>
          </table:table-cell>
          <table:table-cell table:style-name="Table2.B1" office:value-type="string">
            <text:p text:style-name="P17">[d/dt] <text:span text:style-name="T12">(-i E )</text:span><text:span text:style-name="T10"> w </text:span>= <text:span text:style-name="T7">a</text:span><text:span text:style-name="T10"> </text:span><text:span text:style-name="T2">(1 / h-bar) </text:span><text:span text:style-name="T12">p^2 w</text:span></text:p>
          </table:table-cell>
        </table:table-row>
        <table:table-row table:style-name="Table2.1">
          <table:table-cell table:style-name="Table2.A1" office:value-type="string">
            <text:p text:style-name="P36">4<text:span text:style-name="T15">5</text:span></text:p>
          </table:table-cell>
          <table:table-cell table:style-name="Table2.B1" office:value-type="string">
            <text:p text:style-name="P17"><text:span text:style-name="T2">h-bar </text:span><text:span text:style-name="T1">[d/dt] </text:span><text:span text:style-name="T2">w</text:span><text:span text:style-name="T10"> </text:span>= <text:span text:style-name="T7">a</text:span><text:span text:style-name="T10"> </text:span><text:span text:style-name="T12">(1 / h-bar)</text:span><text:span text:style-name="T10"> </text:span><text:span text:style-name="T12">( </text:span><text:span text:style-name="T2">- h-bar^2</text:span><text:span text:style-name="T12"> </text:span><text:span text:style-name="T2">[d/dx]^2 w (x, t)</text:span><text:span text:style-name="T12"> )</text:span></text:p>
          </table:table-cell>
        </table:table-row>
        <table:table-row table:style-name="Table2.1">
          <table:table-cell table:style-name="Table2.A1" office:value-type="string">
            <text:p text:style-name="P36">4<text:span text:style-name="T15">6</text:span></text:p>
          </table:table-cell>
          <table:table-cell table:style-name="Table2.B1" office:value-type="string">
            <text:p text:style-name="P17"><text:span text:style-name="T12">h-bar </text:span>[d/dt] <text:span text:style-name="T10">w </text:span>= <text:span text:style-name="T7">a</text:span><text:span text:style-name="T10"> </text:span><text:span text:style-name="T12">(</text:span><text:span text:style-name="T2">- h-bar^2</text:span><text:span text:style-name="T12"> / h-bar)</text:span><text:span text:style-name="T10"> </text:span><text:span text:style-name="T12">[d/dx]^2 w (x, t)</text:span></text:p>
          </table:table-cell>
        </table:table-row>
        <table:table-row table:style-name="Table2.1">
          <table:table-cell table:style-name="Table2.A1" office:value-type="string">
            <text:p text:style-name="P36">4<text:span text:style-name="T15">7</text:span></text:p>
          </table:table-cell>
          <table:table-cell table:style-name="Table2.B1" office:value-type="string">
            <text:p text:style-name="P17"><text:span text:style-name="T12">h-bar </text:span>[d/dt] <text:span text:style-name="T10">w </text:span>= <text:span text:style-name="T12">a (</text:span><text:span text:style-name="T2">- h-bar</text:span><text:span text:style-name="T12">) [d/dx]^2 w (x, t)</text:span></text:p>
          </table:table-cell>
        </table:table-row>
        <table:table-row table:style-name="Table2.1">
          <table:table-cell table:style-name="Table2.A1" office:value-type="string">
            <text:p text:style-name="P36">4<text:span text:style-name="T15">8</text:span></text:p>
          </table:table-cell>
          <table:table-cell table:style-name="Table2.B1" office:value-type="string">
            <text:p text:style-name="P17"><text:span text:style-name="T12">h-bar </text:span>[d/dt] <text:span text:style-name="T10">w </text:span>= <text:span text:style-name="T2">[i - h-bar / 2m]</text:span><text:span text:style-name="T4"> </text:span><text:span text:style-name="T12">(- h-bar) [d/dx]^2 w (x, t)</text:span></text:p>
          </table:table-cell>
        </table:table-row>
        <table:table-row table:style-name="Table2.1">
          <table:table-cell table:style-name="Table2.A1" office:value-type="string">
            <text:p text:style-name="P36">4<text:span text:style-name="T15">9</text:span></text:p>
          </table:table-cell>
          <table:table-cell table:style-name="Table2.B1" office:value-type="string">
            <text:p text:style-name="P17"><text:span text:style-name="T12">h-bar [d/dt] w = [i - </text:span><text:span text:style-name="T2">h-bar^2</text:span><text:span text:style-name="T12"> / 2m]</text:span><text:span text:style-name="T4"> </text:span><text:span text:style-name="T12">[d/dx]^2 w (x, t)</text:span></text:p>
          </table:table-cell>
        </table:table-row>
        <table:table-row table:style-name="Table2.1">
          <table:table-cell table:style-name="Table2.A1" office:value-type="string">
            <text:p text:style-name="P58">50</text:p>
          </table:table-cell>
          <table:table-cell table:style-name="Table2.B1" office:value-type="string">
            <text:p text:style-name="P17"><text:span text:style-name="T2">-i</text:span><text:span text:style-name="T12"> h-bar </text:span><text:span text:style-name="T13">[d/dt] </text:span><text:span text:style-name="T12">w </text:span><text:span text:style-name="T13">= </text:span><text:span text:style-name="T12">[- h-bar^2 / 2m]</text:span><text:span text:style-name="T13"> </text:span><text:span text:style-name="T12">[d/dx]^2 w (x, t) 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><text:span text:style-name="T12"/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25">And Finally .. E w = H w</text:p>
          </table:table-cell>
        </table:table-row>
        <table:table-row table:style-name="Table2.1">
          <table:table-cell table:style-name="Table2.A1" office:value-type="string">
            <text:p text:style-name="P56">5<text:span text:style-name="T15">1</text:span></text:p>
          </table:table-cell>
          <table:table-cell table:style-name="Table2.B1" office:value-type="string">
            <text:p text:style-name="P40"><text:span text:style-name="T10">-i h-bar </text:span><text:span text:style-name="T7">[d/dt] </text:span><text:span text:style-name="T10">w </text:span><text:span text:style-name="T7">= </text:span><text:span text:style-name="T10">[- h-bar^2 / 2m]</text:span><text:span text:style-name="T7"> </text:span><text:span text:style-name="T10">[d/dx]^2 w (x, t) </text:span></text:p>
          </table:table-cell>
        </table:table-row>
        <table:table-row table:style-name="Table2.1">
          <table:table-cell table:style-name="Table2.A1" office:value-type="string">
            <text:p text:style-name="P56">5<text:span text:style-name="T15">2</text:span></text:p>
          </table:table-cell>
          <table:table-cell table:style-name="Table2.B1" office:value-type="string">
            <text:p text:style-name="P40"><text:span text:style-name="T10">-i </text:span><text:span text:style-name="T7">[d/dt] </text:span><text:span text:style-name="T10">w </text:span><text:span text:style-name="T7">= </text:span><text:span text:style-name="T10">- [h-bar / 2m]</text:span><text:span text:style-name="T7"> </text:span><text:span text:style-name="T10">[d/dx]^2 w (x, t) </text:span></text:p>
          </table:table-cell>
        </table:table-row>
        <table:table-row table:style-name="Table2.1">
          <table:table-cell table:style-name="Table2.A1" office:value-type="string">
            <text:p text:style-name="P56">5<text:span text:style-name="T15">3</text:span></text:p>
          </table:table-cell>
          <table:table-cell table:style-name="Table2.B1" office:value-type="string">
            <text:p text:style-name="P35"><text:span text:style-name="T11">E w = H w</text:span></text:p>
          </table:table-cell>
        </table:table-row>
        <table:table-row table:style-name="Table2.1">
          <table:table-cell table:style-name="Table2.A1" office:value-type="string">
            <text:p text:style-name="P36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56">5<text:span text:style-name="T15">4</text:span></text:p>
          </table:table-cell>
          <table:table-cell table:style-name="Table2.B1" office:value-type="string">
            <text:p text:style-name="P57">H = <text:span text:style-name="T12">- [h-bar / 2m]</text:span><text:span text:style-name="T13"> </text:span><text:span text:style-name="T12">[d/dx]^2 </text:span></text:p>
          </table:table-cell>
        </table:table-row>
        <table:table-row table:style-name="Table2.1">
          <table:table-cell table:style-name="Table2.A1" office:value-type="string">
            <text:p text:style-name="P56"/>
          </table:table-cell>
          <table:table-cell table:style-name="Table2.B1" office:value-type="string">
            <text:p text:style-name="P57"/>
          </table:table-cell>
        </table:table-row>
      </table:table>
      <text:h text:style-name="P4" text:outline-level="1"/>
      <text:h text:style-name="P2" text:outline-level="1"><text:bookmark-start text:name="__RefHeading___Toc14406_966181473"/>Uncertainty Principle<text:bookmark-end text:name="__RefHeading___Toc14406_966181473"/></text:h>
      <text:p text:style-name="P8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9"/>
          </table:table-cell>
          <table:table-cell table:style-name="Table3.B1" office:value-type="string">
            <text:p text:style-name="P26">Heisenberg's Microscope</text:p>
          </table:table-cell>
        </table:table-row>
        <table:table-row table:style-name="Table3.1">
          <table:table-cell table:style-name="Table3.A1" office:value-type="string">
            <text:p text:style-name="P59"/>
          </table:table-cell>
          <table:table-cell table:style-name="Table3.B1" office:value-type="string">
            <text:p text:style-name="P41"/>
          </table:table-cell>
        </table:table-row>
        <table:table-row table:style-name="Table3.1">
          <table:table-cell table:style-name="Table3.A1" office:value-type="string">
            <text:p text:style-name="P59"/>
          </table:table-cell>
          <table:table-cell table:style-name="Table3.B1" office:value-type="string">
            <text:p text:style-name="P27">Position</text:p>
          </table:table-cell>
        </table:table-row>
        <table:table-row table:style-name="Table3.1">
          <table:table-cell table:style-name="Table3.A1" office:value-type="string">
            <text:p text:style-name="P59"/>
          </table:table-cell>
          <table:table-cell table:style-name="Table3.B1" office:value-type="string">
            <text:p text:style-name="P47">L .. is the distance from the lens to the particle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B1" office:value-type="string">
            <text:p text:style-name="P49">Δ<text:span text:style-name="T16">x .. is the width of the box the particle is in</text:span></text:p>
          </table:table-cell>
        </table:table-row>
        <table:table-row table:style-name="Table3.1">
          <table:table-cell table:style-name="Table3.A1" office:value-type="string">
            <text:p text:style-name="P59"/>
          </table:table-cell>
          <table:table-cell table:style-name="Table3.B1" office:value-type="string">
            <text:p text:style-name="P41">θ<text:span text:style-name="T16"> .. is the angle that the light takes to </text:span></text:p>
          </table:table-cell>
        </table:table-row>
        <table:table-row table:style-name="Table3.1">
          <table:table-cell table:style-name="Table3.A1" office:value-type="string">
            <text:p text:style-name="P59"/>
          </table:table-cell>
          <table:table-cell table:style-name="Table3.B1" office:value-type="string">
            <text:p text:style-name="P48">D .. is the width of the lens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B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62"/>
          </table:table-cell>
          <table:table-cell table:style-name="Table3.B1" office:value-type="string">
            <text:p text:style-name="P41">θ<text:span text:style-name="T16">-min .. is the smallest angle that can be resolved by light</text:span></text:p>
          </table:table-cell>
        </table:table-row>
        <table:table-row table:style-name="Table3.1">
          <table:table-cell table:style-name="Table3.A1" office:value-type="string">
            <text:p text:style-name="P62"/>
          </table:table-cell>
          <table:table-cell table:style-name="Table3.B1" office:value-type="string">
            <text:p text:style-name="P63">λ<text:span text:style-name="T16"> .. is the wavelength of light being used to make the measurement</text:span></text:p>
          </table:table-cell>
        </table:table-row>
        <table:table-row table:style-name="Table3.1">
          <table:table-cell table:style-name="Table3.A1" office:value-type="string">
            <text:p text:style-name="P62"/>
          </table:table-cell>
          <table:table-cell table:style-name="Table3.B1" office:value-type="string">
            <text:p text:style-name="P63"/>
          </table:table-cell>
        </table:table-row>
        <table:table-row table:style-name="Table3.1">
          <table:table-cell table:style-name="Table3.A1" office:value-type="string">
            <text:p text:style-name="P64">1</text:p>
          </table:table-cell>
          <table:table-cell table:style-name="Table3.B1" office:value-type="string">
            <text:p text:style-name="P41">θ<text:span text:style-name="T16"> = Δx / L</text:span></text:p>
          </table:table-cell>
        </table:table-row>
        <table:table-row table:style-name="Table3.1">
          <table:table-cell table:style-name="Table3.A1" office:value-type="string">
            <text:p text:style-name="P64">2</text:p>
          </table:table-cell>
          <table:table-cell table:style-name="Table3.B1" office:value-type="string">
            <text:p text:style-name="P41">θ<text:span text:style-name="T16">-min = </text:span><text:span text:style-name="T17">λ</text:span><text:span text:style-name="T16"> / D</text:span></text:p>
          </table:table-cell>
        </table:table-row>
        <table:table-row table:style-name="Table3.1">
          <table:table-cell table:style-name="Table3.A1" office:value-type="string">
            <text:p text:style-name="P62"/>
          </table:table-cell>
          <table:table-cell table:style-name="Table3.B1" office:value-type="string">
            <text:p text:style-name="P41"/>
          </table:table-cell>
        </table:table-row>
        <table:table-row table:style-name="Table3.1">
          <table:table-cell table:style-name="Table3.A1" office:value-type="string">
            <text:p text:style-name="P64">3</text:p>
          </table:table-cell>
          <table:table-cell table:style-name="Table3.B1" office:value-type="string">
            <text:p text:style-name="P41"><text:span text:style-name="T16">Δx / L = </text:span>θ<text:span text:style-name="T18">-min</text:span><text:span text:style-name="T16"> = </text:span><text:span text:style-name="T17">λ</text:span><text:span text:style-name="T16"> / D</text:span></text:p>
          </table:table-cell>
        </table:table-row>
        <table:table-row table:style-name="Table3.1">
          <table:table-cell table:style-name="Table3.A1" office:value-type="string">
            <text:p text:style-name="P64">4</text:p>
          </table:table-cell>
          <table:table-cell table:style-name="Table3.B1" office:value-type="string">
            <text:p text:style-name="P41"><text:span text:style-name="T16">Δx / L = </text:span><text:span text:style-name="T17">λ</text:span><text:span text:style-name="T16"> / D</text:span></text:p>
          </table:table-cell>
        </table:table-row>
        <table:table-row table:style-name="Table3.1">
          <table:table-cell table:style-name="Table3.A1" office:value-type="string">
            <text:p text:style-name="P64">5</text:p>
          </table:table-cell>
          <table:table-cell table:style-name="Table3.B1" office:value-type="string">
            <text:p text:style-name="P41"><text:span text:style-name="T16">Δx = </text:span><text:span text:style-name="T17">λ</text:span><text:span text:style-name="T16"> / D / L</text:span></text:p>
          </table:table-cell>
        </table:table-row>
        <table:table-row table:style-name="Table3.1">
          <table:table-cell table:style-name="Table3.A1" office:value-type="string">
            <text:p text:style-name="P64">6</text:p>
          </table:table-cell>
          <table:table-cell table:style-name="Table3.B1" office:value-type="string">
            <text:p text:style-name="P48"><text:s/>= <text:span text:style-name="T17">λ</text:span> / sin <text:span text:style-name="T19">θ</text:span><text:span text:style-name="T18">-min</text:span> .. using the small angel approximation formula</text:p>
          </table:table-cell>
        </table:table-row>
        <table:table-row table:style-name="Table3.1">
          <table:table-cell table:style-name="Table3.A1" office:value-type="string">
            <text:p text:style-name="P62"/>
          </table:table-cell>
          <table:table-cell table:style-name="Table3.B1" office:value-type="string">
            <text:p text:style-name="P48"/>
          </table:table-cell>
        </table:table-row>
        <table:table-row table:style-name="Table3.1">
          <table:table-cell table:style-name="Table3.A1" office:value-type="string">
            <text:p text:style-name="P62"/>
          </table:table-cell>
          <table:table-cell table:style-name="Table3.B1" office:value-type="string">
            <text:p text:style-name="P27">Momentum</text:p>
          </table:table-cell>
        </table:table-row>
        <table:table-row table:style-name="Table3.1">
          <table:table-cell table:style-name="Table3.A1" office:value-type="string">
            <text:p text:style-name="P65"/>
          </table:table-cell>
          <table:table-cell table:style-name="Table3.B1" office:value-type="string">
            <text:p text:style-name="P50">p .. momentum</text:p>
          </table:table-cell>
        </table:table-row>
        <table:table-row table:style-name="Table3.1">
          <table:table-cell table:style-name="Table3.A1" office:value-type="string">
            <text:p text:style-name="P60"/>
          </table:table-cell>
          <table:table-cell table:style-name="Table3.B1" office:value-type="string">
            <text:p text:style-name="P50">h .. Planks constant</text:p>
          </table:table-cell>
        </table:table-row>
        <table:table-row table:style-name="Table3.1">
          <table:table-cell table:style-name="Table3.A1" office:value-type="string">
            <text:p text:style-name="P66"/>
          </table:table-cell>
          <table:table-cell table:style-name="Table3.B1" office:value-type="string">
            <text:p text:style-name="P46"><text:span text:style-name="T16">Δ</text:span><text:span text:style-name="T21">t</text:span><text:span text:style-name="T26"> .. is the amount of time needed to make a measurement</text:span></text:p>
          </table:table-cell>
        </table:table-row>
        <table:table-row table:style-name="Table3.1">
          <table:table-cell table:style-name="Table3.A1" office:value-type="string">
            <text:p text:style-name="P66"/>
          </table:table-cell>
          <table:table-cell table:style-name="Table3.B1" office:value-type="string">
            <text:p text:style-name="P53">λ<text:span text:style-name="T20"> .. wave length of light</text:span>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53"/>
          </table:table-cell>
        </table:table-row>
        <table:table-row table:style-name="Table3.1">
          <table:table-cell table:style-name="Table3.A1" office:value-type="string">
            <text:p text:style-name="P70">7</text:p>
          </table:table-cell>
          <table:table-cell table:style-name="Table3.B1" office:value-type="string">
            <text:p text:style-name="P53">p = h / λ</text:p>
          </table:table-cell>
        </table:table-row>
        <table:table-row table:style-name="Table3.1">
          <table:table-cell table:style-name="Table3.A1" office:value-type="string">
            <text:p text:style-name="P70">8</text:p>
          </table:table-cell>
          <table:table-cell table:style-name="Table3.B1" office:value-type="string">
            <text:p text:style-name="P42"><text:span text:style-name="T16">Δ</text:span><text:span text:style-name="T21">t</text:span><text:span text:style-name="T22"> = 1</text:span></text:p>
          </table:table-cell>
        </table:table-row>
        <table:table-row table:style-name="Table3.1">
          <table:table-cell table:style-name="Table3.A1" office:value-type="string">
            <text:p text:style-name="P66"/>
          </table:table-cell>
          <table:table-cell table:style-name="Table3.B1" office:value-type="string">
            <text:p text:style-name="P43"/>
          </table:table-cell>
        </table:table-row>
        <table:table-row table:style-name="Table3.1">
          <table:table-cell table:style-name="Table3.A1" office:value-type="string">
            <text:p text:style-name="P70">9</text:p>
          </table:table-cell>
          <table:table-cell table:style-name="Table3.B1" office:value-type="string">
            <text:p text:style-name="P44"><text:span text:style-name="T16">Δ</text:span><text:span text:style-name="T21">p = (p2 - p1) / </text:span><text:span text:style-name="T16">Δ</text:span><text:span text:style-name="T21">t</text:span></text:p>
          </table:table-cell>
        </table:table-row>
        <table:table-row table:style-name="Table3.1">
          <table:table-cell table:style-name="Table3.A1" office:value-type="string">
            <text:p text:style-name="P70">10</text:p>
          </table:table-cell>
          <table:table-cell table:style-name="Table3.B1" office:value-type="string">
            <text:p text:style-name="P55"><text:s/>= p2 - p1</text:p>
          </table:table-cell>
        </table:table-row>
        <table:table-row table:style-name="Table3.1">
          <table:table-cell table:style-name="Table3.A1" office:value-type="string">
            <text:p text:style-name="P70">11</text:p>
          </table:table-cell>
          <table:table-cell table:style-name="Table3.B1" office:value-type="string">
            <text:p text:style-name="P50"><text:s/>= (<text:span text:style-name="T23">h / λ</text:span><text:span text:style-name="T24">2)</text:span> - <text:span text:style-name="T24">(</text:span><text:span text:style-name="T23">h / λ</text:span><text:span text:style-name="T24">1</text:span>) </text:p>
          </table:table-cell>
        </table:table-row>
        <table:table-row table:style-name="Table3.1">
          <table:table-cell table:style-name="Table3.A1" office:value-type="string">
            <text:p text:style-name="P67"/>
          </table:table-cell>
          <table:table-cell table:style-name="Table3.B1" office:value-type="string">
            <text:p text:style-name="P51"/>
          </table:table-cell>
        </table:table-row>
        <table:table-row table:style-name="Table3.1">
          <table:table-cell table:style-name="Table3.A1" office:value-type="string">
            <text:p text:style-name="P70">12</text:p>
          </table:table-cell>
          <table:table-cell table:style-name="Table3.B1" office:value-type="string">
            <text:p text:style-name="P51"><text:span text:style-name="T23">λ</text:span><text:span text:style-name="T24">2</text:span> - <text:span text:style-name="T23">λ</text:span><text:span text:style-name="T24">1</text:span> <text:span text:style-name="T22">= h</text:span></text:p>
          </table:table-cell>
        </table:table-row>
        <table:table-row table:style-name="Table3.1">
          <table:table-cell table:style-name="Table3.A1" office:value-type="string">
            <text:p text:style-name="P66"/>
          </table:table-cell>
          <table:table-cell table:style-name="Table3.B1" office:value-type="string">
            <text:p text:style-name="P52"/>
          </table:table-cell>
        </table:table-row>
        <table:table-row table:style-name="Table3.1">
          <table:table-cell table:style-name="Table3.A1" office:value-type="string">
            <text:p text:style-name="P70">13</text:p>
          </table:table-cell>
          <table:table-cell table:style-name="Table3.B1" office:value-type="string">
            <text:p text:style-name="P45"><text:span text:style-name="T16">Δ</text:span><text:span text:style-name="T21">p = </text:span><text:span text:style-name="T25">h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8"/>
          </table:table-cell>
          <table:table-cell table:style-name="Table3.B1" office:value-type="string">
            <text:p text:style-name="P45"/>
          </table:table-cell>
        </table:table-row>
        <table:table-row table:style-name="Table3.1">
          <table:table-cell table:style-name="Table3.A1" office:value-type="string">
            <text:p text:style-name="P68"/>
          </table:table-cell>
          <table:table-cell table:style-name="Table3.B1" office:value-type="string">
            <text:p text:style-name="P27">Uncertainty of Position and Momentum</text:p>
          </table:table-cell>
        </table:table-row>
        <table:table-row table:style-name="Table3.1">
          <table:table-cell table:style-name="Table3.A1" office:value-type="string">
            <text:p text:style-name="P70">14</text:p>
          </table:table-cell>
          <table:table-cell table:style-name="Table3.B1" office:value-type="string">
            <text:p text:style-name="P43"><text:span text:style-name="T16">Δx = </text:span><text:span text:style-name="T17">λ</text:span><text:span text:style-name="T16"> / </text:span><text:span text:style-name="T20">sin θ</text:span></text:p>
          </table:table-cell>
        </table:table-row>
        <table:table-row table:style-name="Table3.1">
          <table:table-cell table:style-name="Table3.A1" office:value-type="string">
            <text:p text:style-name="P69"><text:span text:style-name="T26">15</text:span></text:p>
          </table:table-cell>
          <table:table-cell table:style-name="Table3.B1" office:value-type="string">
            <text:p text:style-name="P43"><text:span text:style-name="T17">λ</text:span><text:span text:style-name="T20"> = </text:span><text:span text:style-name="T16">Δx</text:span><text:span text:style-name="T20"> sin θ</text:span></text:p>
          </table:table-cell>
        </table:table-row>
        <table:table-row table:style-name="Table3.1">
          <table:table-cell table:style-name="Table3.A1" office:value-type="string">
            <text:p text:style-name="P70">16</text:p>
          </table:table-cell>
          <table:table-cell table:style-name="Table3.B1" office:value-type="string">
            <text:p text:style-name="P43"><text:span text:style-name="T17">λ</text:span><text:span text:style-name="T20"> = </text:span><text:span text:style-name="T16">Δx</text:span><text:span text:style-name="T20"> (.000001), ex</text:span></text:p>
          </table:table-cell>
        </table:table-row>
        <table:table-row table:style-name="Table3.1">
          <table:table-cell table:style-name="Table3.A1" office:value-type="string">
            <text:p text:style-name="P70">17</text:p>
          </table:table-cell>
          <table:table-cell table:style-name="Table3.B1" office:value-type="string">
            <text:p text:style-name="P43"><text:span text:style-name="T17">λ</text:span><text:span text:style-name="T20"> &gt; </text:span><text:span text:style-name="T16">Δx</text:span></text:p>
          </table:table-cell>
        </table:table-row>
        <table:table-row table:style-name="Table3.1">
          <table:table-cell table:style-name="Table3.A1" office:value-type="string">
            <text:p text:style-name="P61"/>
          </table:table-cell>
          <table:table-cell table:style-name="Table3.B1" office:value-type="string">
            <text:p text:style-name="P43"/>
          </table:table-cell>
        </table:table-row>
        <table:table-row table:style-name="Table3.1">
          <table:table-cell table:style-name="Table3.A1" office:value-type="string">
            <text:p text:style-name="P70">18</text:p>
          </table:table-cell>
          <table:table-cell table:style-name="Table3.B1" office:value-type="string">
            <text:p text:style-name="P43"><text:span text:style-name="T16">Δ</text:span><text:span text:style-name="T21">p = (p2 - p1) / </text:span><text:span text:style-name="T16">Δ</text:span><text:span text:style-name="T21">t</text:span></text:p>
          </table:table-cell>
        </table:table-row>
        <table:table-row table:style-name="Table3.1">
          <table:table-cell table:style-name="Table3.A1" office:value-type="string">
            <text:p text:style-name="P70">19</text:p>
          </table:table-cell>
          <table:table-cell table:style-name="Table3.B1" office:value-type="string">
            <text:p text:style-name="P53">p = h / λ</text:p>
          </table:table-cell>
        </table:table-row>
        <table:table-row table:style-name="Table3.1">
          <table:table-cell table:style-name="Table3.A1" office:value-type="string">
            <text:p text:style-name="P61"/>
          </table:table-cell>
          <table:table-cell table:style-name="Table3.B1" office:value-type="string">
            <text:p text:style-name="P43"/>
          </table:table-cell>
        </table:table-row>
        <table:table-row table:style-name="Table3.1">
          <table:table-cell table:style-name="Table3.A1" office:value-type="string">
            <text:p text:style-name="P70">20</text:p>
          </table:table-cell>
          <table:table-cell table:style-name="Table3.B1" office:value-type="string">
            <text:p text:style-name="P54">p = h / <text:span text:style-name="T16">Δx</text:span></text:p>
          </table:table-cell>
        </table:table-row>
        <table:table-row table:style-name="Table3.1">
          <table:table-cell table:style-name="Table3.A1" office:value-type="string">
            <text:p text:style-name="P70">21</text:p>
          </table:table-cell>
          <table:table-cell table:style-name="Table3.B1" office:value-type="string">
            <text:p text:style-name="P43"><text:span text:style-name="T16">Δx</text:span><text:span text:style-name="T20"> </text:span><text:span text:style-name="T16">Δ</text:span><text:span text:style-name="T20">p </text:span><text:span text:style-name="T23">= h</text:span></text:p>
          </table:table-cell>
        </table:table-row>
        <table:table-row table:style-name="Table3.1">
          <table:table-cell table:style-name="Table3.A1" office:value-type="string">
            <text:p text:style-name="P70"/>
          </table:table-cell>
          <table:table-cell table:style-name="Table3.B1" office:value-type="string">
            <text:p text:style-name="P43"/>
          </table:table-cell>
        </table:table-row>
      </table:table>
      <text:h text:style-name="P4" text:outline-level="1"/>
      <text:h text:style-name="P2" text:outline-level="1"><text:bookmark-start text:name="__RefHeading___Toc14408_966181473"/>Complex Conjugates<text:bookmark-end text:name="__RefHeading___Toc14408_966181473"/></text:h>
      <text:p text:style-name="P8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1">i .. is an imaginary unit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1">b .. is the real part of the number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5">c .. is the magnitude of the imaginary vector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1">i c .. is the imaginary part of the number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1">a .. is the complex number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1">a* .. the complex conjugate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1"/>
          </table:table-cell>
        </table:table-row>
        <table:table-row table:style-name="Table4.1">
          <table:table-cell table:style-name="Table4.A1" office:value-type="string">
            <text:p text:style-name="P6">1</text:p>
          </table:table-cell>
          <table:table-cell table:style-name="Table4.B1" office:value-type="string">
            <text:p text:style-name="P71">i = sqr (-1)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6">2</text:p>
          </table:table-cell>
          <table:table-cell table:style-name="Table4.B1" office:value-type="string">
            <text:p text:style-name="P71">a = b + i c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1"/>
          </table:table-cell>
        </table:table-row>
        <table:table-row table:style-name="Table4.1">
          <table:table-cell table:style-name="Table4.A1" office:value-type="string">
            <text:p text:style-name="P6">3</text:p>
          </table:table-cell>
          <table:table-cell table:style-name="Table4.B1" office:value-type="string">
            <text:p text:style-name="P71">a* = (b + i c)*</text:p>
          </table:table-cell>
        </table:table-row>
        <table:table-row table:style-name="Table4.1">
          <table:table-cell table:style-name="Table4.A1" office:value-type="string">
            <text:p text:style-name="P9">4</text:p>
          </table:table-cell>
          <table:table-cell table:style-name="Table4.B1" office:value-type="string">
            <text:p text:style-name="P71"><text:s/>= b - i c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28">When c = 0</text:p>
          </table:table-cell>
        </table:table-row>
        <table:table-row table:style-name="Table4.1">
          <table:table-cell table:style-name="Table4.A1" office:value-type="string">
            <text:p text:style-name="P6">5</text:p>
          </table:table-cell>
          <table:table-cell table:style-name="Table4.B1" office:value-type="string">
            <text:p text:style-name="P72">a = b + i <text:span text:style-name="T6">(0)</text:span></text:p>
          </table:table-cell>
        </table:table-row>
        <table:table-row table:style-name="Table4.1">
          <table:table-cell table:style-name="Table4.A1" office:value-type="string">
            <text:p text:style-name="P6">6</text:p>
          </table:table-cell>
          <table:table-cell table:style-name="Table4.B1" office:value-type="string">
            <text:p text:style-name="P73"><text:s/>= b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6">7</text:p>
          </table:table-cell>
          <table:table-cell table:style-name="Table4.B1" office:value-type="string">
            <text:p text:style-name="P71">a* = (b + i <text:span text:style-name="T6">0</text:span>)*</text:p>
          </table:table-cell>
        </table:table-row>
        <table:table-row table:style-name="Table4.1">
          <table:table-cell table:style-name="Table4.A1" office:value-type="string">
            <text:p text:style-name="P6">8</text:p>
          </table:table-cell>
          <table:table-cell table:style-name="Table4.B1" office:value-type="string">
            <text:p text:style-name="P71"><text:s/>= b - i <text:span text:style-name="T6">(0)</text:span></text:p>
          </table:table-cell>
        </table:table-row>
        <table:table-row table:style-name="Table4.1">
          <table:table-cell table:style-name="Table4.A1" office:value-type="string">
            <text:p text:style-name="P6">9</text:p>
          </table:table-cell>
          <table:table-cell table:style-name="Table4.B1" office:value-type="string">
            <text:p text:style-name="P73"><text:s/>= b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3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28">Addition</text:p>
          </table:table-cell>
        </table:table-row>
        <table:table-row table:style-name="Table4.1">
          <table:table-cell table:style-name="Table4.A1" office:value-type="string">
            <text:p text:style-name="P74">10</text:p>
          </table:table-cell>
          <table:table-cell table:style-name="Table4.B1" office:value-type="string">
            <text:p text:style-name="P73">a + a* = (<text:span text:style-name="T27">b + i c</text:span>) + (<text:span text:style-name="T27">b + i c</text:span>)*</text:p>
          </table:table-cell>
        </table:table-row>
        <table:table-row table:style-name="Table4.1">
          <table:table-cell table:style-name="Table4.A1" office:value-type="string">
            <text:p text:style-name="P74">11</text:p>
          </table:table-cell>
          <table:table-cell table:style-name="Table4.B1" office:value-type="string">
            <text:p text:style-name="P73"><text:s/>= (<text:span text:style-name="T27">b + i c</text:span>) + (<text:span text:style-name="T27">b </text:span>-<text:span text:style-name="T27"> i c</text:span>)</text:p>
          </table:table-cell>
        </table:table-row>
        <table:table-row table:style-name="Table4.1">
          <table:table-cell table:style-name="Table4.A1" office:value-type="string">
            <text:p text:style-name="P74">12</text:p>
          </table:table-cell>
          <table:table-cell table:style-name="Table4.B1" office:value-type="string">
            <text:p text:style-name="P73"><text:s/>= <text:span text:style-name="T27">b + i c</text:span> + <text:span text:style-name="T27">b </text:span>-<text:span text:style-name="T27"> i c</text:span></text:p>
          </table:table-cell>
        </table:table-row>
        <table:table-row table:style-name="Table4.1">
          <table:table-cell table:style-name="Table4.A1" office:value-type="string">
            <text:p text:style-name="P74">13</text:p>
          </table:table-cell>
          <table:table-cell table:style-name="Table4.B1" office:value-type="string">
            <text:p text:style-name="P73"><text:s/>= <text:span text:style-name="T27">b + b </text:span>+ <text:span text:style-name="T27">i c</text:span> -<text:span text:style-name="T27"> i c</text:span></text:p>
          </table:table-cell>
        </table:table-row>
        <table:table-row table:style-name="Table4.1">
          <table:table-cell table:style-name="Table4.A1" office:value-type="string">
            <text:p text:style-name="P74">14</text:p>
          </table:table-cell>
          <table:table-cell table:style-name="Table4.B1" office:value-type="string">
            <text:p text:style-name="P73"><text:s/>= (<text:span text:style-name="T27">b + b</text:span>)<text:span text:style-name="T27"> </text:span>+ (<text:span text:style-name="T27">i c</text:span> -<text:span text:style-name="T27"> i c</text:span>)</text:p>
          </table:table-cell>
        </table:table-row>
        <table:table-row table:style-name="Table4.1">
          <table:table-cell table:style-name="Table4.A1" office:value-type="string">
            <text:p text:style-name="P74">15</text:p>
          </table:table-cell>
          <table:table-cell table:style-name="Table4.B1" office:value-type="string">
            <text:p text:style-name="P73"><text:s/>= (2<text:span text:style-name="T27">b</text:span>)<text:span text:style-name="T27"> </text:span>+ (0)</text:p>
          </table:table-cell>
        </table:table-row>
        <table:table-row table:style-name="Table4.1">
          <table:table-cell table:style-name="Table4.A1" office:value-type="string">
            <text:p text:style-name="P74">16</text:p>
          </table:table-cell>
          <table:table-cell table:style-name="Table4.B1" office:value-type="string">
            <text:p text:style-name="P73"><text:s/>= 2b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3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29">Product</text:p>
          </table:table-cell>
        </table:table-row>
        <table:table-row table:style-name="Table4.1">
          <table:table-cell table:style-name="Table4.A1" office:value-type="string">
            <text:p text:style-name="P77">17</text:p>
          </table:table-cell>
          <table:table-cell table:style-name="Table4.B1" office:value-type="string">
            <text:p text:style-name="P75">a a* = <text:span text:style-name="T28">(</text:span><text:span text:style-name="T27">b + i c</text:span><text:span text:style-name="T28">) (</text:span><text:span text:style-name="T27">b + i c</text:span><text:span text:style-name="T28">)*</text:span></text:p>
          </table:table-cell>
        </table:table-row>
        <table:table-row table:style-name="Table4.1">
          <table:table-cell table:style-name="Table4.A1" office:value-type="string">
            <text:p text:style-name="P77">18</text:p>
          </table:table-cell>
          <table:table-cell table:style-name="Table4.B1" office:value-type="string">
            <text:p text:style-name="P75"><text:s/>= <text:span text:style-name="T28">(</text:span><text:span text:style-name="T27">b + i c</text:span><text:span text:style-name="T28">) (</text:span><text:span text:style-name="T27">b </text:span>-<text:span text:style-name="T27"> i c</text:span><text:span text:style-name="T28">)</text:span></text:p>
          </table:table-cell>
        </table:table-row>
        <table:table-row table:style-name="Table4.1">
          <table:table-cell table:style-name="Table4.A1" office:value-type="string">
            <text:p text:style-name="P77">19</text:p>
          </table:table-cell>
          <table:table-cell table:style-name="Table4.B1" office:value-type="string">
            <text:p text:style-name="P75"><text:s/>= b^2 + i c b - i c b - (i c)^2</text:p>
          </table:table-cell>
        </table:table-row>
        <table:table-row table:style-name="Table4.1">
          <table:table-cell table:style-name="Table4.A1" office:value-type="string">
            <text:p text:style-name="P77">20</text:p>
          </table:table-cell>
          <table:table-cell table:style-name="Table4.B1" office:value-type="string">
            <text:p text:style-name="P75"><text:s/>= b^2 + <text:span text:style-name="T1">(i c b - i c b)</text:span> - (i c)^2</text:p>
          </table:table-cell>
        </table:table-row>
        <text:soft-page-break/>
        <table:table-row table:style-name="Table4.1">
          <table:table-cell table:style-name="Table4.A1" office:value-type="string">
            <text:p text:style-name="P77">21</text:p>
          </table:table-cell>
          <table:table-cell table:style-name="Table4.B1" office:value-type="string">
            <text:p text:style-name="P75"><text:s/>= b^2 + <text:span text:style-name="T1">(0)</text:span> - (i c)^2</text:p>
          </table:table-cell>
        </table:table-row>
        <table:table-row table:style-name="Table4.1">
          <table:table-cell table:style-name="Table4.A1" office:value-type="string">
            <text:p text:style-name="P77">22</text:p>
          </table:table-cell>
          <table:table-cell table:style-name="Table4.B1" office:value-type="string">
            <text:p text:style-name="P75"><text:s/>= b^2 - (<text:span text:style-name="T1">i^2</text:span> c^2)</text:p>
          </table:table-cell>
        </table:table-row>
        <table:table-row table:style-name="Table4.1">
          <table:table-cell table:style-name="Table4.A1" office:value-type="string">
            <text:p text:style-name="P77">23</text:p>
          </table:table-cell>
          <table:table-cell table:style-name="Table4.B1" office:value-type="string">
            <text:p text:style-name="P75"><text:s/>= b^2 - (<text:span text:style-name="T1">-1</text:span> c^2)</text:p>
          </table:table-cell>
        </table:table-row>
        <table:table-row table:style-name="Table4.1">
          <table:table-cell table:style-name="Table4.A1" office:value-type="string">
            <text:p text:style-name="P77">24</text:p>
          </table:table-cell>
          <table:table-cell table:style-name="Table4.B1" office:value-type="string">
            <text:p text:style-name="P75"><text:s/>= b^2 + c^2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B1" office:value-type="string">
            <text:p text:style-name="P75"/>
          </table:table-cell>
        </table:table-row>
        <table:table-row table:style-name="Table4.1">
          <table:table-cell table:style-name="Table4.A1" office:value-type="string">
            <text:p text:style-name="P77">25</text:p>
          </table:table-cell>
          <table:table-cell table:style-name="Table4.B1" office:value-type="string">
            <text:p text:style-name="P76">a a* = | <text:span text:style-name="T28">(</text:span><text:span text:style-name="T27">b + i c</text:span><text:span text:style-name="T28">)</text:span> |^2</text:p>
          </table:table-cell>
        </table:table-row>
        <table:table-row table:style-name="Table4.1">
          <table:table-cell table:style-name="Table4.A1" office:value-type="string">
            <text:p text:style-name="P77"/>
          </table:table-cell>
          <table:table-cell table:style-name="Table4.B1" office:value-type="string">
            <text:p text:style-name="P75"/>
          </table:table-cell>
        </table:table-row>
      </table:table>
      <text:h text:style-name="P4" text:outline-level="1"/>
      <text:h text:style-name="P2" text:outline-level="1"><text:bookmark-start text:name="__RefHeading___Toc14410_966181473"/>Continuity Equation<text:bookmark-end text:name="__RefHeading___Toc14410_966181473"/></text:h>
      <text:p text:style-name="P8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78">dp .. is the change in electric charge density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78">dt .. is the amount of time to make the measurement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11">∇<text:span text:style-name="T30"> .. is the derivative operator</text:span>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78">j .. is the electric current density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6">1</text:p>
          </table:table-cell>
          <table:table-cell table:style-name="Table5.B1" office:value-type="string">
            <text:p text:style-name="P78">[dp / dt] = -∇ · j</text:p>
          </table:table-cell>
        </table:table-row>
        <table:table-row table:style-name="Table5.1">
          <table:table-cell table:style-name="Table5.A1" office:value-type="string">
            <text:p text:style-name="P6">2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6">3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6">4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6">5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6">6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6">7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6">8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6">9</text:p>
          </table:table-cell>
          <table:table-cell table:style-name="Table5.B1" office:value-type="string">
            <text:p text:style-name="P11"/>
          </table:table-cell>
        </table:table-row>
      </table:table>
      <text:h text:style-name="P4" text:outline-level="1"/>
      <text:h text:style-name="P2" text:outline-level="1"><text:bookmark-start text:name="__RefHeading___Toc14414_966181473"/>Probability Waves<text:bookmark-end text:name="__RefHeading___Toc14414_966181473"/></text:h>
      <text:p text:style-name="P8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1</text:p>
          </table:table-cell>
          <table:table-cell table:style-name="Table7.B1" office:value-type="string">
            <text:p text:style-name="P11"/>
          </table:table-cell>
        </table:table-row>
        <table:table-row table:style-name="Table7.1">
          <table:table-cell table:style-name="Table7.A1" office:value-type="string">
            <text:p text:style-name="P6">2</text:p>
          </table:table-cell>
          <table:table-cell table:style-name="Table7.B1" office:value-type="string">
            <text:p text:style-name="P11"/>
          </table:table-cell>
        </table:table-row>
        <table:table-row table:style-name="Table7.1">
          <table:table-cell table:style-name="Table7.A1" office:value-type="string">
            <text:p text:style-name="P6">3</text:p>
          </table:table-cell>
          <table:table-cell table:style-name="Table7.B1" office:value-type="string">
            <text:p text:style-name="P11"/>
          </table:table-cell>
        </table:table-row>
        <table:table-row table:style-name="Table7.1">
          <table:table-cell table:style-name="Table7.A1" office:value-type="string">
            <text:p text:style-name="P6">4</text:p>
          </table:table-cell>
          <table:table-cell table:style-name="Table7.B1" office:value-type="string">
            <text:p text:style-name="P11"/>
          </table:table-cell>
        </table:table-row>
        <table:table-row table:style-name="Table7.1">
          <table:table-cell table:style-name="Table7.A1" office:value-type="string">
            <text:p text:style-name="P6">5</text:p>
          </table:table-cell>
          <table:table-cell table:style-name="Table7.B1" office:value-type="string">
            <text:p text:style-name="P11"/>
          </table:table-cell>
        </table:table-row>
        <table:table-row table:style-name="Table7.1">
          <table:table-cell table:style-name="Table7.A1" office:value-type="string">
            <text:p text:style-name="P6">6</text:p>
          </table:table-cell>
          <table:table-cell table:style-name="Table7.B1" office:value-type="string">
            <text:p text:style-name="P11"/>
          </table:table-cell>
        </table:table-row>
        <table:table-row table:style-name="Table7.1">
          <table:table-cell table:style-name="Table7.A1" office:value-type="string">
            <text:p text:style-name="P6">7</text:p>
          </table:table-cell>
          <table:table-cell table:style-name="Table7.B1" office:value-type="string">
            <text:p text:style-name="P11"/>
          </table:table-cell>
        </table:table-row>
        <table:table-row table:style-name="Table7.1">
          <table:table-cell table:style-name="Table7.A1" office:value-type="string">
            <text:p text:style-name="P6">8</text:p>
          </table:table-cell>
          <table:table-cell table:style-name="Table7.B1" office:value-type="string">
            <text:p text:style-name="P11"/>
          </table:table-cell>
        </table:table-row>
        <table:table-row table:style-name="Table7.1">
          <table:table-cell table:style-name="Table7.A1" office:value-type="string">
            <text:p text:style-name="P6">9</text:p>
          </table:table-cell>
          <table:table-cell table:style-name="Table7.B1" office:value-type="string">
            <text:p text:style-name="P11"/>
          </table:table-cell>
        </table:table-row>
      </table:table>
      <text:h text:style-name="P4" text:outline-level="1"/>
      <text:h text:style-name="P2" text:outline-level="1"><text:bookmark-start text:name="__RefHeading___Toc14416_966181473"/>Quantization Rules<text:bookmark-end text:name="__RefHeading___Toc14416_966181473"/></text:h>
      <text:p text:style-name="P8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79">r .. is the position vector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79">p .. is the momentum vector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79">f (r, p) .. is some function that uses position and momentum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79">R~ .. is the quantum operator of position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79">P~ .. is the quantum operator of momentum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79"/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30">[R P] .. is not Hermition</text:p>
          </table:table-cell>
        </table:table-row>
        <table:table-row table:style-name="Table8.1">
          <table:table-cell table:style-name="Table8.A1" office:value-type="string">
            <text:p text:style-name="P6">1</text:p>
          </table:table-cell>
          <table:table-cell table:style-name="Table8.B1" office:value-type="string">
            <text:p text:style-name="P79">[R P]* = ( [X Px] + [Y Py] + [Z Pz] )</text:p>
          </table:table-cell>
        </table:table-row>
        <table:table-row table:style-name="Table8.1">
          <table:table-cell table:style-name="Table8.A1" office:value-type="string">
            <text:p text:style-name="P6">2</text:p>
          </table:table-cell>
          <table:table-cell table:style-name="Table8.B1" office:value-type="string">
            <text:p text:style-name="P79"><text:s/>= ( [Px X] + [Py Y] + [Pz Z] )</text:p>
          </table:table-cell>
        </table:table-row>
        <table:table-row table:style-name="Table8.1">
          <table:table-cell table:style-name="Table8.A1" office:value-type="string">
            <text:p text:style-name="P6">3</text:p>
          </table:table-cell>
          <table:table-cell table:style-name="Table8.B1" office:value-type="string">
            <text:p text:style-name="P79"><text:s/>= [P R]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11"/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30">Obtain the Hermition Operator</text:p>
          </table:table-cell>
        </table:table-row>
        <table:table-row table:style-name="Table8.1">
          <table:table-cell table:style-name="Table8.A1" office:value-type="string">
            <text:p text:style-name="P6">4</text:p>
          </table:table-cell>
          <table:table-cell table:style-name="Table8.B1" office:value-type="string">
            <text:p text:style-name="P79">1/2 ( [R P] + [R P]* ) = 1/2 ( [R P] + [P R] ) 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11"/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80">Two operators are Hermition when they equal 0</text:p>
          </table:table-cell>
        </table:table-row>
        <table:table-row table:style-name="Table8.1">
          <table:table-cell table:style-name="Table8.A1" office:value-type="string">
            <text:p text:style-name="P6">5</text:p>
          </table:table-cell>
          <table:table-cell table:style-name="Table8.B1" office:value-type="string">
            <text:p text:style-name="P80">[A, B] = 0</text:p>
          </table:table-cell>
        </table:table-row>
        <table:table-row table:style-name="Table8.1">
          <table:table-cell table:style-name="Table8.A1" office:value-type="string">
            <text:p text:style-name="P6">6</text:p>
          </table:table-cell>
          <table:table-cell table:style-name="Table8.B1" office:value-type="string">
            <text:p text:style-name="P80"><text:s/>= AB - BA</text:p>
          </table:table-cell>
        </table:table-row>
        <table:table-row table:style-name="Table8.1">
          <table:table-cell table:style-name="Table8.A1" office:value-type="string">
            <text:p text:style-name="P6">7</text:p>
          </table:table-cell>
          <table:table-cell table:style-name="Table8.B1" office:value-type="string">
            <text:p text:style-name="P80"><text:s/></text:p>
          </table:table-cell>
        </table:table-row>
        <table:table-row table:style-name="Table8.1">
          <table:table-cell table:style-name="Table8.A1" office:value-type="string">
            <text:p text:style-name="P6">8</text:p>
          </table:table-cell>
          <table:table-cell table:style-name="Table8.B1" office:value-type="string">
            <text:p text:style-name="P11"/>
          </table:table-cell>
        </table:table-row>
        <table:table-row table:style-name="Table8.1">
          <table:table-cell table:style-name="Table8.A1" office:value-type="string">
            <text:p text:style-name="P6">9</text:p>
          </table:table-cell>
          <table:table-cell table:style-name="Table8.B1" office:value-type="string">
            <text:p text:style-name="P11"/>
          </table:table-cell>
        </table:table-row>
      </table:table>
      <text:h text:style-name="P4" text:outline-level="1"/>
      <text:h text:style-name="P2" text:outline-level="1"><text:bookmark-start text:name="__RefHeading___Toc14418_966181473"/>Heisenberg's Uncertainty Principle<text:bookmark-end text:name="__RefHeading___Toc14418_966181473"/></text:h>
      <text:p text:style-name="P8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80">A and B .. are two observables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3">ΔA<text:span text:style-name="T31"> and </text:span>ΔB<text:span text:style-name="T31"> .. are the uncertianties of each observable</text:span>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80">w .. is the probability function 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>1</text:p>
          </table:table-cell>
          <table:table-cell table:style-name="Table9.B1" office:value-type="string">
            <text:p text:style-name="P11">ΔA<text:span text:style-name="T31"> </text:span>ΔB <text:span text:style-name="T31">&gt;= </text:span>1<text:span text:style-name="T31">/2 | &lt; w</text:span> <text:span text:style-name="T31">| </text:span>[A , B ] <text:span text:style-name="T31">| w &gt;</text:span></text:p>
          </table:table-cell>
        </table:table-row>
        <table:table-row table:style-name="Table9.1">
          <table:table-cell table:style-name="Table9.A1" office:value-type="string">
            <text:p text:style-name="P6">2</text:p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>3</text:p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>4</text:p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>5</text:p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>6</text:p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>7</text:p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>8</text:p>
          </table:table-cell>
          <table:table-cell table:style-name="Table9.B1" office:value-type="string">
            <text:p text:style-name="P11"/>
          </table:table-cell>
        </table:table-row>
        <table:table-row table:style-name="Table9.1">
          <table:table-cell table:style-name="Table9.A1" office:value-type="string">
            <text:p text:style-name="P6">9</text:p>
          </table:table-cell>
          <table:table-cell table:style-name="Table9.B1" office:value-type="string">
            <text:p text:style-name="P1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6-22T21:55:34.811211602</dc:date>
    <meta:editing-duration>P2DT20H52M11S</meta:editing-duration>
    <meta:editing-cycles>23</meta:editing-cycles>
    <meta:print-date>2024-06-20T13:53:47.696594013</meta:print-date>
    <meta:document-statistic meta:table-count="9" meta:image-count="0" meta:object-count="0" meta:page-count="14" meta:paragraph-count="343" meta:word-count="1566" meta:character-count="5542" meta:non-whitespace-character-count="4271"/>
  </office:meta>
</office:document-meta>
</file>